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complex="Calibri" fo:font-size="22pt" style:font-size-asian="22pt" style:font-size-complex="22pt"/>
    </style:style>
    <style:style style:name="P2" style:parent-style-name="Normal" style:family="paragraph">
      <style:paragraph-properties fo:text-align="center"/>
      <style:text-properties style:font-name-complex="Calibri" fo:font-size="22pt" style:font-size-asian="22pt" style:font-size-complex="22pt"/>
    </style:style>
    <style:style style:name="P3" style:parent-style-name="Normal" style:family="paragraph">
      <style:text-properties style:font-name="Arial Black" style:font-name-complex="Calibri" fo:font-size="14pt" style:font-size-asian="14pt" style:font-size-complex="14pt"/>
    </style:style>
    <style:style style:name="P4" style:parent-style-name="Normal" style:family="paragraph">
      <style:text-properties style:font-name="Arial Black" style:font-name-complex="Calibri" fo:font-size="14pt" style:font-size-asian="14pt" style:font-size-complex="14pt"/>
    </style:style>
    <style:style style:name="P5" style:parent-style-name="Normal" style:family="paragraph">
      <style:text-properties style:font-name="Arial Black" style:font-name-complex="Calibri" fo:font-size="14pt" style:font-size-asian="14pt" style:font-size-complex="14pt"/>
    </style:style>
    <style:style style:name="P6" style:parent-style-name="Normal" style:family="paragraph">
      <style:text-properties style:font-name="Arial Black" style:font-name-complex="Calibri" fo:font-size="14pt" style:font-size-asian="14pt" style:font-size-complex="14pt"/>
    </style:style>
    <style:style style:name="P7" style:parent-style-name="Normal" style:family="paragraph">
      <style:text-properties style:font-name="Arial Black" style:font-name-complex="Calibri" fo:font-size="14pt" style:font-size-asian="14pt" style:font-size-complex="14pt"/>
    </style:style>
    <style:style style:name="P8" style:parent-style-name="Normal" style:family="paragraph">
      <style:text-properties style:font-name="Arial Black" style:font-name-complex="Calibri" fo:font-size="14pt" style:font-size-asian="14pt" style:font-size-complex="14pt"/>
    </style:style>
    <style:style style:name="P9" style:parent-style-name="Normal" style:family="paragraph">
      <style:text-properties style:font-name="Arial Black" style:font-name-complex="Calibri" fo:font-size="14pt" style:font-size-asian="14pt" style:font-size-complex="14pt"/>
    </style:style>
  </office:automatic-styles>
  <office:body>
    <office:text text:use-soft-page-breaks="true">
      <text:p text:style-name="P1">Games Fleadh – by<text:s/>The Yaris WonderBoys</text:p>
      <text:p text:style-name="P2"/>
      <text:p text:style-name="P3">For this game as a collective, we wanted to implement multiple sprites and sound effects to give the player the ultimate experience of playing a chase and evade endless runner, in the game, we wanted to have the player on edge while being chased by the police and trying to avoid obstacles such as bicycles, traffic cones, oil spillages, cars,<text:s/>etc.</text:p>
      <text:p text:style-name="P4"/>
      <text:p text:style-name="P5">We as a team wanted to implement a health system for Josh in the Ultimate beast of the car known as Michaels’s Toyota Yaris. These items include petrol and a wrench to mend and give the car health.</text:p>
      <text:p text:style-name="P6"/>
      <text:p text:style-name="P7">We added a fun feature where we drink hilk<text:s/>( a mixture of Heineken and milk ) where the player will collect the HILK and the screen will flash and the player will find it more difficult to operate the car….. looks like young josh is in for a hell of a ride.</text:p>
      <text:p text:style-name="P8"/>
      <text:p text:style-name="P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sh Quirke</meta:initial-creator>
    <dc:creator>Josh Quirke</dc:creator>
    <meta:creation-date>2023-02-09T20:44:00Z</meta:creation-date>
    <dc:date>2023-02-09T20:58:00Z</dc:date>
    <meta:template xlink:href="Normal" xlink:type="simple"/>
    <meta:editing-cycles>1</meta:editing-cycles>
    <meta:editing-duration>PT0S</meta:editing-duration>
    <meta:user-defined meta:name="GrammarlyDocumentId">83716414-6797-4e46-b4cf-f06dbbb4553f</meta:user-defined>
    <meta:document-statistic meta:page-count="1" meta:paragraph-count="1" meta:word-count="126" meta:character-count="848" meta:row-count="6" meta:non-whitespace-character-count="723"/>
  </office:meta>
</office:document-meta>
</file>